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8.289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3.2cm"/>
    </style:style>
    <style:style style:name="co11" style:family="table-column">
      <style:table-column-properties fo:break-before="auto" style:column-width="3.141cm"/>
    </style:style>
    <style:style style:name="co12" style:family="table-column">
      <style:table-column-properties fo:break-before="auto" style:column-width="3.341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771cm"/>
    </style:style>
    <style:style style:name="co15" style:family="table-column">
      <style:table-column-properties fo:break-before="auto" style:column-width="3.288cm"/>
    </style:style>
    <style:style style:name="co16" style:family="table-column">
      <style:table-column-properties fo:break-before="auto" style:column-width="16.7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2.133cm" fo:break-before="auto" style:use-optimal-row-height="true"/>
    </style:style>
    <style:style style:name="ro5" style:family="table-row">
      <style:table-row-properties style:row-height="1.302cm" fo:break-before="auto" style:use-optimal-row-height="true"/>
    </style:style>
    <style:style style:name="ro6" style:family="table-row">
      <style:table-row-properties style:row-height="1.718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2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6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9" style:family="table-cell" style:parent-style-name="Default" style:data-style-name="N106"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10" style:family="table-cell" style:parent-style-name="Default" style:data-style-name="N106"/>
    <style:style style:name="ce11" style:family="table-cell" style:parent-style-name="Default" style:data-style-name="N106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2" style:family="table-cell" style:parent-style-name="Default" style:data-style-name="N10"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ce14" style:family="table-cell" style:parent-style-name="Default">
      <style:text-properties style:font-name="Liberation Sans" style:font-name-asian="Droid Sans Fallback" style:font-name-complex="Droid Sans Devanagari"/>
    </style:style>
    <style:style style:name="T1" style:family="tex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Definitionen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finitionen</text:p>
          </table:table-cell>
          <table:table-cell/>
        </table:table-row>
        <table:table-row table:style-name="ro1">
          <table:table-cell office:value-type="string" calcext:value-type="string">
            <text:p>Lobbyfaktor eines Parlamentariers</text:p>
          </table:table-cell>
          <table:table-cell/>
        </table:table-row>
        <table:table-row table:style-name="ro1">
          <table:table-cell office:value-type="string" calcext:value-type="string">
            <text:p>Lobbyfaktor eines Parlamentariers inkl. Zutrittsberechtigte</text:p>
          </table:table-cell>
          <table:table-cell/>
        </table:table-row>
        <table:table-row table:style-name="ro1">
          <table:table-cell office:value-type="string" calcext:value-type="string">
            <text:p>Lobbyfaktor einer Zutrittsberechtigung</text:p>
          </table:table-cell>
          <table:table-cell office:value-type="string" calcext:value-type="string">
            <text:p>ähnlich Parlamentarier.Lobbyfaktor</text:p>
          </table:table-cell>
        </table:table-row>
        <table:table-row table:style-name="ro1">
          <table:table-cell table:style-name="ce3" office:value-type="string" calcext:value-type="string">
            <text:p>Wirksamkeit einer Interessenbindung</text:p>
          </table:table-cell>
          <table:table-cell/>
        </table:table-row>
        <table:table-row table:style-name="ro1">
          <table:table-cell table:style-name="ce3" office:value-type="string" calcext:value-type="string">
            <text:p>Wirksamkeit eines Mandats</text:p>
          </table:table-cell>
          <table:table-cell office:value-type="string" calcext:value-type="string">
            <text:p>ähnlich Interessenbindung.Wirksamkeit</text:p>
          </table:table-cell>
        </table:table-row>
        <table:table-row table:style-name="ro1">
          <table:table-cell office:value-type="string" calcext:value-type="string">
            <text:p>Lobbyeinfluss einer Organisation</text:p>
          </table:table-cell>
          <table:table-cell office:value-type="string" calcext:value-type="string">
            <text:p>ähnlich Lobbyfaktor, jedoch für eine Organisation</text:p>
          </table:table-cell>
        </table:table-row>
      </table:table>
      <table:table table:name="Interessenbindung.Wirksamkeit" table:style-name="ta1"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3">
          <table:table-cell office:value-type="string" calcext:value-type="string">
            <text:p>Organisation</text:p>
          </table:table-cell>
          <table:table-cell table:style-name="ce4" office:value-type="string" calcext:value-type="string">
            <text:p>Verbindung typ</text:p>
          </table:table-cell>
          <table:table-cell table:style-name="ce4" office:value-type="string" calcext:value-type="string">
            <text:p>Vernehmlassung</text:p>
          </table:table-cell>
          <table:table-cell table:style-name="ce4" office:value-type="string" calcext:value-type="string">
            <text:p>behandelnde Kommission</text:p>
            <text:p>= Übereinstimmung Branche</text:p>
          </table:table-cell>
          <table:table-cell table:style-name="ce4" office:value-type="string" calcext:value-type="string">
            <text:p>Wirksamkeit Orig</text:p>
          </table:table-cell>
          <table:table-cell table:style-name="ce4" table:number-columns-repeated="1018"/>
          <table:table-cell/>
        </table:table-row>
        <table:table-row table:style-name="ro4">
          <table:table-cell/>
          <table:table-cell table:style-name="ce4" office:value-type="string" calcext:value-type="string">
            <text:p>0: schwach (mitglied)</text:p>
            <text:p><text:span text:style-name="T1">1: mittel (beirat,</text:span> tätig)</text:p>
            <text:p><text:span text:style-name="T1">2: stark (führend, finanziell)</text:span></text:p>
            <text:p/>
            <text:p/>
          </table:table-cell>
          <table:table-cell table:style-name="ce4" office:value-type="string" calcext:value-type="string">
            <text:p>0: nie</text:p>
            <text:p>1: punktuell</text:p>
            <text:p>2: immer</text:p>
          </table:table-cell>
          <table:table-cell table:style-name="ce4" office:value-type="string" calcext:value-type="string">
            <text:p>0: nein</text:p>
            <text:p>1: ja</text:p>
          </table:table-cell>
          <table:table-cell table:style-name="ce3"/>
          <table:table-cell table:style-name="ce4" table:number-columns-repeated="1018"/>
          <table:table-cell/>
        </table:table-row>
        <table:table-row table:style-name="ro5">
          <table:table-cell office:value-type="string" calcext:value-type="string">
            <text:p>Hoch [2]</text:p>
          </table:table-cell>
          <table:table-cell table:style-name="Default"/>
          <table:table-cell table:number-columns-repeated="2"/>
          <table:table-cell office:value-type="string" calcext:value-type="string">
            <text:p>- Teilname an Vernehmlassung</text:p>
            <text:p>- Parlamentarier hat Führungsaufgabe</text:p>
            <text:p>- Parlamentarier in behandelnder Kommis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ttel [1]</text:p>
          </table:table-cell>
          <table:table-cell table:style-name="Default"/>
          <table:table-cell table:number-columns-repeated="2"/>
          <table:table-cell office:value-type="string" calcext:value-type="string">
            <text:p>- Teilname an Vernehmlassung</text:p>
            <text:p>- Parlamentarier ist tätig oder Beira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ing [0]</text:p>
          </table:table-cell>
          <table:table-cell table:number-columns-repeated="3"/>
          <table:table-cell office:value-type="string" calcext:value-type="string">
            <text:p>- mit Parlamentarier verbunden</text:p>
            <text:p>- keine Teilnahme an Vernehmlassu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7]+[.$C7]+[.$D7]" office:value-type="float" office:value="5" calcext:value-type="float">
            <text:p>5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8]+[.$C8]+[.$D8]" office:value-type="float" office:value="4" calcext:value-type="float">
            <text:p>4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9]+[.$C9]+[.$D9]" office:value-type="float" office:value="4" calcext:value-type="float">
            <text:p>4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0]+[.$C10]+[.$D10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1]+[.$C11]+[.$D11]" office:value-type="float" office:value="3" calcext:value-type="float">
            <text:p>3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2]+[.$C12]+[.$D12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13]+[.$C13]+[.$D13]" office:value-type="float" office:value="4" calcext:value-type="float">
            <text:p>4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14]+[.$C14]+[.$D14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B15]+[.$C15]+[.$D15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+[.$D16]" office:value-type="float" office:value="2" calcext:value-type="float">
            <text:p>2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7]+[.$C17]+[.$D17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8]+[.$C18]+[.$D18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19]+[.$C19]+[.$D19]" office:value-type="float" office:value="3" calcext:value-type="float">
            <text:p>3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20]+[.$C20]+[.$D20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21]+[.$C21]+[.$D21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22]+[.$C22]+[.$D22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23]+[.$C23]+[.$D23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B24]+[.$C24]+[.$D24]" office:value-type="float" office:value="0" calcext:value-type="float">
            <text:p>0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office:value-type="string" calcext:value-type="string">
            <text:p>Kommentar</text:p>
          </table:table-cell>
          <table:table-cell table:number-columns-repeated="3"/>
          <table:table-cell office:value-type="string" calcext:value-type="string">
            <text:p>- Zutrittsberechtigte werden nicht berücksichtigt</text:p>
            <text:p>- Anzahl wird nicht berücksichtigt</text:p>
            <text:p>- Typ wird nicht berücksichtigt</text:p>
            <text:p>- diskreter wert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dat.Wirksamkeit" table:style-name="ta1"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7">
          <table:table-cell office:value-type="string" calcext:value-type="string">
            <text:p>Organisation</text:p>
          </table:table-cell>
          <table:table-cell table:style-name="ce4" office:value-type="string" calcext:value-type="string">
            <text:p>Verbindung typ</text:p>
          </table:table-cell>
          <table:table-cell table:style-name="ce4" office:value-type="string" calcext:value-type="string">
            <text:p>Vernehmlassung</text:p>
          </table:table-cell>
          <table:table-cell table:style-name="ce4" office:value-type="string" calcext:value-type="string">
            <text:p>Wirksamkeit Orig</text:p>
          </table:table-cell>
          <table:table-cell table:style-name="ce4" table:number-columns-repeated="1018"/>
          <table:table-cell/>
        </table:table-row>
        <table:table-row table:style-name="ro4">
          <table:table-cell/>
          <table:table-cell table:style-name="ce4" office:value-type="string" calcext:value-type="string">
            <text:p>0: schwach (mitglied)</text:p>
            <text:p><text:span text:style-name="T1">1: mittel (beirat,</text:span> tätig)</text:p>
            <text:p><text:span text:style-name="T1">2: stark (führend, finanziell)</text:span></text:p>
            <text:p/>
            <text:p/>
          </table:table-cell>
          <table:table-cell table:style-name="ce4" office:value-type="string" calcext:value-type="string">
            <text:p>0: nie</text:p>
            <text:p>1: punktuell</text:p>
            <text:p>2: immer</text:p>
          </table:table-cell>
          <table:table-cell table:style-name="ce3"/>
          <table:table-cell table:style-name="ce4" table:number-columns-repeated="1018"/>
          <table:table-cell/>
        </table:table-row>
        <table:table-row table:style-name="ro5">
          <table:table-cell office:value-type="string" calcext:value-type="string">
            <text:p>Hoch [2]</text:p>
          </table:table-cell>
          <table:table-cell table:style-name="Default"/>
          <table:table-cell/>
          <table:table-cell office:value-type="string" calcext:value-type="string">
            <text:p>- Teilname an Vernehmlassung</text:p>
            <text:p>- Parlamentarier hat Führungsaufgabe</text:p>
            <text:p>- Parlamentarier in behandelnder Kommis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ttel [1]</text:p>
          </table:table-cell>
          <table:table-cell table:style-name="Default"/>
          <table:table-cell/>
          <table:table-cell office:value-type="string" calcext:value-type="string">
            <text:p>- Teilname an Vernehmlassung</text:p>
            <text:p>- Parlamentarier ist tätig oder Beira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ing [0]</text:p>
          </table:table-cell>
          <table:table-cell table:number-columns-repeated="2"/>
          <table:table-cell office:value-type="string" calcext:value-type="string">
            <text:p>- mit Parlamentarier verbunden</text:p>
            <text:p>- keine Teilnahme an Vernehmlassun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7]+[.$C7]" office:value-type="float" office:value="4" calcext:value-type="float">
            <text:p>4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8]+[.$C8]"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9]+[.$C9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10]+[.$C10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1]+[.$C11]" office:value-type="float" office:value="2" calcext:value-type="float">
            <text:p>2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2]+[.$C12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B13]+[.$C13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4]+[.$C14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5]+[.$C15]" office:value-type="float" office:value="0" calcext:value-type="float">
            <text:p>0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6">
          <table:table-cell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- Zutrittsberechtigte werden nicht berücksichtigt</text:p>
            <text:p>- Anzahl wird nicht berücksichtigt</text:p>
            <text:p>- Typ wird nicht berücksichtigt</text:p>
            <text:p>- diskreter wert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lamentarier.Lobbyfaktor" table:style-name="ta1">
        <office:forms form:automatic-focus="false" form:apply-design-mode="false"/>
        <table:table-column table:style-name="co9" table:default-cell-style-name="ce1"/>
        <table:table-column table:style-name="co3" table:number-columns-repeated="3" table:default-cell-style-name="Default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3" table:default-cell-style-name="Default"/>
        <table:table-row table:style-name="ro5">
          <table:table-cell office:value-type="string" calcext:value-type="string">
            <text:p>Parlamentarier</text:p>
          </table:table-cell>
          <table:table-cell table:style-name="ce1" office:value-type="string" calcext:value-type="string">
            <text:p>gering</text:p>
          </table:table-cell>
          <table:table-cell table:style-name="ce1" office:value-type="string" calcext:value-type="string">
            <text:p>mittel</text:p>
          </table:table-cell>
          <table:table-cell table:style-name="ce1" office:value-type="string" calcext:value-type="string">
            <text:p>hoch</text:p>
          </table:table-cell>
          <table:table-cell table:style-name="ce7" office:value-type="string" calcext:value-type="string">
            <text:p>(g*1 + m*3 + h*5)</text:p>
            <text:p>/3</text:p>
            <text:p>[Res]</text:p>
          </table:table-cell>
          <table:table-cell table:style-name="ce7" office:value-type="string" calcext:value-type="string">
            <text:p>(g*1 + m*3 + h*5)</text:p>
            <text:p>/(g+m+h)</text:p>
            <text:p>[Wiki/Otto]</text:p>
          </table:table-cell>
          <table:table-cell table:style-name="ce7" office:value-type="string" calcext:value-type="string">
            <text:p>(g*1 + m*3 + h*5)</text:p>
            <text:p/>
            <text:p>[5]</text:p>
          </table:table-cell>
          <table:table-cell table:style-name="ce7" office:value-type="string" calcext:value-type="string">
            <text:p>(g*1 + m*5 + h*11)</text:p>
            <text:p/>
            <text:p>[11]</text:p>
          </table:table-cell>
          <table:table-cell table:style-name="ce7" office:value-type="string" calcext:value-type="string">
            <text:p>(g*1 + m*5 + h*11)</text:p>
            <text:p>/totalsummegewichtet</text:p>
            <text:p>[/totalsummegewichtet]</text:p>
          </table:table-cell>
          <table:table-cell table:style-name="ce7" office:value-type="string" calcext:value-type="string">
            <text:p>(g*1 + m*5 + h*11)</text:p>
            <text:p>/totalsummeungewichtet</text:p>
            <text:p>[/totalsummeungewichtet]</text:p>
          </table:table-cell>
          <table:table-cell table:style-name="ce7" office:value-type="string" calcext:value-type="string">
            <text:p>(g*1 + m*5 + h*11)</text:p>
            <text:p>/maxgewichtet</text:p>
            <text:p>[/maxgewichtet]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hoch</text:p>
          </table:table-cell>
          <table:table-cell table:style-name="ce1" table:number-columns-repeated="3"/>
          <table:table-cell table:style-name="ce7" office:value-type="float" office:value="6" calcext:value-type="float">
            <text:p>6.0</text:p>
          </table:table-cell>
          <table:table-cell table:style-name="ce7"/>
          <table:table-cell table:number-columns-repeated="2" table:style-name="ce7" office:value-type="float" office:value="18" calcext:value-type="float">
            <text:p>18.0</text:p>
          </table:table-cell>
          <table:table-cell table:style-name="ce12" table:number-columns-repeated="2"/>
          <table:table-cell table:style-name="ce12" office:value-type="percentage" office:value="0.5" calcext:value-type="percentage">
            <text:p>50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ittel</text:p>
          </table:table-cell>
          <table:table-cell table:style-name="ce1" table:number-columns-repeated="3"/>
          <table:table-cell table:style-name="ce9" office:value-type="float" office:value="3" calcext:value-type="float">
            <text:p>3.0</text:p>
          </table:table-cell>
          <table:table-cell table:style-name="ce7"/>
          <table:table-cell table:number-columns-repeated="2" table:style-name="ce7" office:value-type="float" office:value="9" calcext:value-type="float">
            <text:p>9.0</text:p>
          </table:table-cell>
          <table:table-cell table:style-name="ce12" table:number-columns-repeated="2"/>
          <table:table-cell table:style-name="ce12" office:value-type="percentage" office:value="0.25" calcext:value-type="percentage">
            <text:p>25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ief</text:p>
          </table:table-cell>
          <table:table-cell table:style-name="ce1" table:number-columns-repeated="3"/>
          <table:table-cell table:style-name="ce7" table:number-columns-repeated="4"/>
          <table:table-cell table:style-name="ce12" table:number-columns-repeated="3"/>
          <table:table-cell table:style-name="ce1" table:number-columns-repeated="1013"/>
        </table:table-row>
        <table:table-row table:style-name="ro1">
          <table:table-cell/>
          <table:table-cell table:style-name="ce7" table:formula="of:=SUM([.B6:.B16])" office:value-type="float" office:value="46" calcext:value-type="float">
            <text:p>46.0</text:p>
          </table:table-cell>
          <table:table-cell table:style-name="ce7" table:formula="of:=SUM([.C6:.C16])" office:value-type="float" office:value="19" calcext:value-type="float">
            <text:p>19.0</text:p>
          </table:table-cell>
          <table:table-cell table:style-name="ce7" table:formula="of:=SUM([.D6:.D16])" office:value-type="float" office:value="7" calcext:value-type="float">
            <text:p>7.0</text:p>
          </table:table-cell>
          <table:table-cell table:style-name="ce7" table:number-columns-repeated="3"/>
          <table:table-cell table:style-name="ce7" table:formula="of:=SUM([.H6:.H16])" office:value-type="float" office:value="218" calcext:value-type="float">
            <text:p>218.0</text:p>
          </table:table-cell>
          <table:table-cell table:style-name="ce7" table:number-columns-repeated="2"/>
          <table:table-cell table:style-name="ce7" table:formula="of:=MAX([.H6:.H18])" office:value-type="float" office:value="52" calcext:value-type="float">
            <text:p>52.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6]+[.$C6]*3+[.$D6]*5)/3" office:value-type="float" office:value="1.66666666666667" calcext:value-type="float">
            <text:p>1.7</text:p>
          </table:table-cell>
          <table:table-cell table:formula="of:=([.$B6]+[.$C6]*3+[.$D6]*5)/([.$B6]+[.$C6]+[.$D6])" office:value-type="float" office:value="1" calcext:value-type="float">
            <text:p>1.0</text:p>
          </table:table-cell>
          <table:table-cell table:formula="of:=([.$B6]+[.$C6]*3+[.$D6]*5)" office:value-type="float" office:value="5" calcext:value-type="float">
            <text:p>5.0</text:p>
          </table:table-cell>
          <table:table-cell table:style-name="ce10" table:formula="of:=([.$B6]+[.$C6]*5+[.$D6]*11)" office:value-type="float" office:value="5" calcext:value-type="float">
            <text:p>5.0</text:p>
          </table:table-cell>
          <table:table-cell table:style-name="ce13" table:formula="of:=([.$B6]+[.$C6]*5+[.$D6]*11)/[.H$5]" office:value-type="percentage" office:value="0.0229357798165138" calcext:value-type="percentage">
            <text:p>2%</text:p>
          </table:table-cell>
          <table:table-cell table:style-name="ce13" table:formula="of:=([.$B6]+[.$C6]*5+[.$D6]*11)/SUM([.$B$5:.$D$5])" office:value-type="percentage" office:value="0.0694444444444444" calcext:value-type="percentage">
            <text:p>7%</text:p>
          </table:table-cell>
          <table:table-cell table:style-name="ce13" table:formula="of:=([.$B6]+[.$C6]*5+[.$D6]*11)/[.K$5]" office:value-type="percentage" office:value="0.0961538461538462" calcext:value-type="percentage">
            <text:p>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$B7]+[.$C7]*3+[.$D7]*5)/3" office:value-type="float" office:value="2" calcext:value-type="float">
            <text:p>2.0</text:p>
          </table:table-cell>
          <table:table-cell table:formula="of:=([.$B7]+[.$C7]*3+[.$D7]*5)/([.$B7]+[.$C7]+[.$D7])" office:value-type="float" office:value="3" calcext:value-type="float">
            <text:p>3.0</text:p>
          </table:table-cell>
          <table:table-cell table:formula="of:=([.$B7]+[.$C7]*3+[.$D7]*5)" office:value-type="float" office:value="6" calcext:value-type="float">
            <text:p>6.0</text:p>
          </table:table-cell>
          <table:table-cell table:style-name="ce10" table:formula="of:=([.$B7]+[.$C7]*5+[.$D7]*11)" office:value-type="float" office:value="10" calcext:value-type="float">
            <text:p>10.0</text:p>
          </table:table-cell>
          <table:table-cell table:style-name="ce13" table:formula="of:=([.$B7]+[.$C7]*5+[.$D7]*11)/[.H$5]" office:value-type="percentage" office:value="0.0458715596330275" calcext:value-type="percentage">
            <text:p>5%</text:p>
          </table:table-cell>
          <table:table-cell table:style-name="ce13" table:formula="of:=([.$B7]+[.$C7]*5+[.$D7]*11)/SUM([.$B$5:.$D$5])" office:value-type="percentage" office:value="0.138888888888889" calcext:value-type="percentage">
            <text:p>14%</text:p>
          </table:table-cell>
          <table:table-cell table:style-name="ce13" table:formula="of:=([.$B7]+[.$C7]*5+[.$D7]*11)/[.K$5]" office:value-type="percentage" office:value="0.192307692307692" calcext:value-type="percentage">
            <text:p>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B8]+[.$C8]*3+[.$D8]*5)/3" office:value-type="float" office:value="1.66666666666667" calcext:value-type="float">
            <text:p>1.7</text:p>
          </table:table-cell>
          <table:table-cell table:formula="of:=([.$B8]+[.$C8]*3+[.$D8]*5)/([.$B8]+[.$C8]+[.$D8])" office:value-type="float" office:value="5" calcext:value-type="float">
            <text:p>5.0</text:p>
          </table:table-cell>
          <table:table-cell table:formula="of:=([.$B8]+[.$C8]*3+[.$D8]*5)" office:value-type="float" office:value="5" calcext:value-type="float">
            <text:p>5.0</text:p>
          </table:table-cell>
          <table:table-cell table:style-name="ce10" table:formula="of:=([.$B8]+[.$C8]*5+[.$D8]*11)" office:value-type="float" office:value="11" calcext:value-type="float">
            <text:p>11.0</text:p>
          </table:table-cell>
          <table:table-cell table:style-name="ce13" table:formula="of:=([.$B8]+[.$C8]*5+[.$D8]*11)/[.H$5]" office:value-type="percentage" office:value="0.0504587155963303" calcext:value-type="percentage">
            <text:p>5%</text:p>
          </table:table-cell>
          <table:table-cell table:style-name="ce13" table:formula="of:=([.$B8]+[.$C8]*5+[.$D8]*11)/SUM([.$B$5:.$D$5])" office:value-type="percentage" office:value="0.152777777777778" calcext:value-type="percentage">
            <text:p>15%</text:p>
          </table:table-cell>
          <table:table-cell table:style-name="ce13" table:formula="of:=([.$B8]+[.$C8]*5+[.$D8]*11)/[.K$5]" office:value-type="percentage" office:value="0.211538461538462" calcext:value-type="percentage">
            <text:p>2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$B9]+[.$C9]*3+[.$D9]*5)/3" office:value-type="float" office:value="3.66666666666667" calcext:value-type="float">
            <text:p>3.7</text:p>
          </table:table-cell>
          <table:table-cell table:formula="of:=([.$B9]+[.$C9]*3+[.$D9]*5)/([.$B9]+[.$C9]+[.$D9])" office:value-type="float" office:value="1.57142857142857" calcext:value-type="float">
            <text:p>1.6</text:p>
          </table:table-cell>
          <table:table-cell table:formula="of:=([.$B9]+[.$C9]*3+[.$D9]*5)" office:value-type="float" office:value="11" calcext:value-type="float">
            <text:p>11.0</text:p>
          </table:table-cell>
          <table:table-cell table:style-name="ce10" table:formula="of:=([.$B9]+[.$C9]*5+[.$D9]*11)" office:value-type="float" office:value="15" calcext:value-type="float">
            <text:p>15.0</text:p>
          </table:table-cell>
          <table:table-cell table:style-name="ce13" table:formula="of:=([.$B9]+[.$C9]*5+[.$D9]*11)/[.H$5]" office:value-type="percentage" office:value="0.0688073394495413" calcext:value-type="percentage">
            <text:p>7%</text:p>
          </table:table-cell>
          <table:table-cell table:style-name="ce13" table:formula="of:=([.$B9]+[.$C9]*5+[.$D9]*11)/SUM([.$B$5:.$D$5])" office:value-type="percentage" office:value="0.208333333333333" calcext:value-type="percentage">
            <text:p>21%</text:p>
          </table:table-cell>
          <table:table-cell table:style-name="ce13" table:formula="of:=([.$B9]+[.$C9]*5+[.$D9]*11)/[.K$5]" office:value-type="percentage" office:value="0.288461538461538" calcext:value-type="percentage">
            <text:p>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10]+[.$C10]*3+[.$D10]*5)/3" office:value-type="float" office:value="5.33333333333333" calcext:value-type="float">
            <text:p>5.3</text:p>
          </table:table-cell>
          <table:table-cell table:formula="of:=([.$B10]+[.$C10]*3+[.$D10]*5)/([.$B10]+[.$C10]+[.$D10])" office:value-type="float" office:value="2" calcext:value-type="float">
            <text:p>2.0</text:p>
          </table:table-cell>
          <table:table-cell table:formula="of:=([.$B10]+[.$C10]*3+[.$D10]*5)" office:value-type="float" office:value="16" calcext:value-type="float">
            <text:p>16.0</text:p>
          </table:table-cell>
          <table:table-cell table:style-name="ce10" table:formula="of:=([.$B10]+[.$C10]*5+[.$D10]*11)" office:value-type="float" office:value="26" calcext:value-type="float">
            <text:p>26.0</text:p>
          </table:table-cell>
          <table:table-cell table:style-name="ce13" table:formula="of:=([.$B10]+[.$C10]*5+[.$D10]*11)/[.H$5]" office:value-type="percentage" office:value="0.119266055045872" calcext:value-type="percentage">
            <text:p>12%</text:p>
          </table:table-cell>
          <table:table-cell table:style-name="ce13" table:formula="of:=([.$B10]+[.$C10]*5+[.$D10]*11)/SUM([.$B$5:.$D$5])" office:value-type="percentage" office:value="0.361111111111111" calcext:value-type="percentage">
            <text:p>36%</text:p>
          </table:table-cell>
          <table:table-cell table:style-name="ce13" table:formula="of:=([.$B10]+[.$C10]*5+[.$D10]*11)/[.K$5]" office:value-type="percentage" office:value="0.5" calcext:value-type="percentage">
            <text:p>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11]+[.$C11]*3+[.$D11]*5)/3" office:value-type="float" office:value="3.33333333333333" calcext:value-type="float">
            <text:p>3.3</text:p>
          </table:table-cell>
          <table:table-cell table:formula="of:=([.$B11]+[.$C11]*3+[.$D11]*5)/([.$B11]+[.$C11]+[.$D11])" office:value-type="float" office:value="1" calcext:value-type="float">
            <text:p>1.0</text:p>
          </table:table-cell>
          <table:table-cell table:formula="of:=([.$B11]+[.$C11]*3+[.$D11]*5)" office:value-type="float" office:value="10" calcext:value-type="float">
            <text:p>10.0</text:p>
          </table:table-cell>
          <table:table-cell table:style-name="ce10" table:formula="of:=([.$B11]+[.$C11]*5+[.$D11]*11)" office:value-type="float" office:value="10" calcext:value-type="float">
            <text:p>10.0</text:p>
          </table:table-cell>
          <table:table-cell table:style-name="ce13" table:formula="of:=([.$B11]+[.$C11]*5+[.$D11]*11)/[.H$5]" office:value-type="percentage" office:value="0.0458715596330275" calcext:value-type="percentage">
            <text:p>5%</text:p>
          </table:table-cell>
          <table:table-cell table:style-name="ce13" table:formula="of:=([.$B11]+[.$C11]*5+[.$D11]*11)/SUM([.$B$5:.$D$5])" office:value-type="percentage" office:value="0.138888888888889" calcext:value-type="percentage">
            <text:p>14%</text:p>
          </table:table-cell>
          <table:table-cell table:style-name="ce13" table:formula="of:=([.$B11]+[.$C11]*5+[.$D11]*11)/[.K$5]" office:value-type="percentage" office:value="0.192307692307692" calcext:value-type="percentage">
            <text:p>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$B12]+[.$C12]*3+[.$D12]*5)/3" office:value-type="float" office:value="4" calcext:value-type="float">
            <text:p>4.0</text:p>
          </table:table-cell>
          <table:table-cell table:formula="of:=([.$B12]+[.$C12]*3+[.$D12]*5)/([.$B12]+[.$C12]+[.$D12])" office:value-type="float" office:value="3" calcext:value-type="float">
            <text:p>3.0</text:p>
          </table:table-cell>
          <table:table-cell table:formula="of:=([.$B12]+[.$C12]*3+[.$D12]*5)" office:value-type="float" office:value="12" calcext:value-type="float">
            <text:p>12.0</text:p>
          </table:table-cell>
          <table:table-cell table:style-name="ce10" table:formula="of:=([.$B12]+[.$C12]*5+[.$D12]*11)" office:value-type="float" office:value="20" calcext:value-type="float">
            <text:p>20.0</text:p>
          </table:table-cell>
          <table:table-cell table:style-name="ce13" table:formula="of:=([.$B12]+[.$C12]*5+[.$D12]*11)/[.H$5]" office:value-type="percentage" office:value="0.091743119266055" calcext:value-type="percentage">
            <text:p>9%</text:p>
          </table:table-cell>
          <table:table-cell table:style-name="ce13" table:formula="of:=([.$B12]+[.$C12]*5+[.$D12]*11)/SUM([.$B$5:.$D$5])" office:value-type="percentage" office:value="0.277777777777778" calcext:value-type="percentage">
            <text:p>28%</text:p>
          </table:table-cell>
          <table:table-cell table:style-name="ce13" table:formula="of:=([.$B12]+[.$C12]*5+[.$D12]*11)/[.K$5]" office:value-type="percentage" office:value="0.384615384615385" calcext:value-type="percentage">
            <text:p>3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$B13]+[.$C13]*3+[.$D13]*5)/3" office:value-type="float" office:value="3.33333333333333" calcext:value-type="float">
            <text:p>3.3</text:p>
          </table:table-cell>
          <table:table-cell table:formula="of:=([.$B13]+[.$C13]*3+[.$D13]*5)/([.$B13]+[.$C13]+[.$D13])" office:value-type="float" office:value="5" calcext:value-type="float">
            <text:p>5.0</text:p>
          </table:table-cell>
          <table:table-cell table:formula="of:=([.$B13]+[.$C13]*3+[.$D13]*5)" office:value-type="float" office:value="10" calcext:value-type="float">
            <text:p>10.0</text:p>
          </table:table-cell>
          <table:table-cell table:style-name="ce10" table:formula="of:=([.$B13]+[.$C13]*5+[.$D13]*11)" office:value-type="float" office:value="22" calcext:value-type="float">
            <text:p>22.0</text:p>
          </table:table-cell>
          <table:table-cell table:style-name="ce13" table:formula="of:=([.$B13]+[.$C13]*5+[.$D13]*11)/[.H$5]" office:value-type="percentage" office:value="0.100917431192661" calcext:value-type="percentage">
            <text:p>10%</text:p>
          </table:table-cell>
          <table:table-cell table:style-name="ce13" table:formula="of:=([.$B13]+[.$C13]*5+[.$D13]*11)/SUM([.$B$5:.$D$5])" office:value-type="percentage" office:value="0.305555555555556" calcext:value-type="percentage">
            <text:p>31%</text:p>
          </table:table-cell>
          <table:table-cell table:style-name="ce13" table:formula="of:=([.$B13]+[.$C13]*5+[.$D13]*11)/[.K$5]" office:value-type="percentage" office:value="0.423076923076923" calcext:value-type="percentage">
            <text:p>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$B14]+[.$C14]*3+[.$D14]*5)/3" office:value-type="float" office:value="7.33333333333333" calcext:value-type="float">
            <text:p>7.3</text:p>
          </table:table-cell>
          <table:table-cell table:formula="of:=([.$B14]+[.$C14]*3+[.$D14]*5)/([.$B14]+[.$C14]+[.$D14])" office:value-type="float" office:value="1.57142857142857" calcext:value-type="float">
            <text:p>1.6</text:p>
          </table:table-cell>
          <table:table-cell table:formula="of:=([.$B14]+[.$C14]*3+[.$D14]*5)" office:value-type="float" office:value="22" calcext:value-type="float">
            <text:p>22.0</text:p>
          </table:table-cell>
          <table:table-cell table:style-name="ce10" table:formula="of:=([.$B14]+[.$C14]*5+[.$D14]*11)" office:value-type="float" office:value="30" calcext:value-type="float">
            <text:p>30.0</text:p>
          </table:table-cell>
          <table:table-cell table:style-name="ce13" table:formula="of:=([.$B14]+[.$C14]*5+[.$D14]*11)/[.H$5]" office:value-type="percentage" office:value="0.137614678899083" calcext:value-type="percentage">
            <text:p>14%</text:p>
          </table:table-cell>
          <table:table-cell table:style-name="ce13" table:formula="of:=([.$B14]+[.$C14]*5+[.$D14]*11)/SUM([.$B$5:.$D$5])" office:value-type="percentage" office:value="0.416666666666667" calcext:value-type="percentage">
            <text:p>42%</text:p>
          </table:table-cell>
          <table:table-cell table:style-name="ce13" table:formula="of:=([.$B14]+[.$C14]*5+[.$D14]*11)/[.K$5]" office:value-type="percentage" office:value="0.576923076923077" calcext:value-type="percentage">
            <text:p>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$B15]+[.$C15]*3+[.$D15]*5)/3" office:value-type="float" office:value="10.6666666666667" calcext:value-type="float">
            <text:p>10.7</text:p>
          </table:table-cell>
          <table:table-cell table:formula="of:=([.$B15]+[.$C15]*3+[.$D15]*5)/([.$B15]+[.$C15]+[.$D15])" office:value-type="float" office:value="2" calcext:value-type="float">
            <text:p>2.0</text:p>
          </table:table-cell>
          <table:table-cell table:formula="of:=([.$B15]+[.$C15]*3+[.$D15]*5)" office:value-type="float" office:value="32" calcext:value-type="float">
            <text:p>32.0</text:p>
          </table:table-cell>
          <table:table-cell table:style-name="ce10" table:formula="of:=([.$B15]+[.$C15]*5+[.$D15]*11)" office:value-type="float" office:value="52" calcext:value-type="float">
            <text:p>52.0</text:p>
          </table:table-cell>
          <table:table-cell table:style-name="ce13" table:formula="of:=([.$B15]+[.$C15]*5+[.$D15]*11)/[.H$5]" office:value-type="percentage" office:value="0.238532110091743" calcext:value-type="percentage">
            <text:p>24%</text:p>
          </table:table-cell>
          <table:table-cell table:style-name="ce13" table:formula="of:=([.$B15]+[.$C15]*5+[.$D15]*11)/SUM([.$B$5:.$D$5])" office:value-type="percentage" office:value="0.722222222222222" calcext:value-type="percentage">
            <text:p>72%</text:p>
          </table:table-cell>
          <table:table-cell table:style-name="ce13" table:formula="of:=([.$B15]+[.$C15]*5+[.$D15]*11)/[.K$5]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B16]+[.$C16]*3+[.$D16]*5)/3" office:value-type="float" office:value="3" calcext:value-type="float">
            <text:p>3.0</text:p>
          </table:table-cell>
          <table:table-cell table:formula="of:=([.$B16]+[.$C16]*3+[.$D16]*5)/([.$B16]+[.$C16]+[.$D16])" office:value-type="float" office:value="3" calcext:value-type="float">
            <text:p>3.0</text:p>
          </table:table-cell>
          <table:table-cell table:formula="of:=([.$B16]+[.$C16]*3+[.$D16]*5)" office:value-type="float" office:value="9" calcext:value-type="float">
            <text:p>9.0</text:p>
          </table:table-cell>
          <table:table-cell table:style-name="ce10" table:formula="of:=([.$B16]+[.$C16]*5+[.$D16]*11)" office:value-type="float" office:value="17" calcext:value-type="float">
            <text:p>17.0</text:p>
          </table:table-cell>
          <table:table-cell table:style-name="ce13" table:formula="of:=([.$B16]+[.$C16]*5+[.$D16]*11)/[.H$5]" office:value-type="percentage" office:value="0.0779816513761468" calcext:value-type="percentage">
            <text:p>8%</text:p>
          </table:table-cell>
          <table:table-cell table:style-name="ce13" table:formula="of:=([.$B16]+[.$C16]*5+[.$D16]*11)/SUM([.$B$5:.$D$5])" office:value-type="percentage" office:value="0.236111111111111" calcext:value-type="percentage">
            <text:p>24%</text:p>
          </table:table-cell>
          <table:table-cell table:style-name="ce13" table:formula="of:=([.$B16]+[.$C16]*5+[.$D16]*11)/[.K$5]" office:value-type="percentage" office:value="0.326923076923077" calcext:value-type="percentage">
            <text:p>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B17]+[.$C17]*3+[.$D17]*5)/3" office:value-type="float" office:value="0" calcext:value-type="float">
            <text:p>0.0</text:p>
          </table:table-cell>
          <table:table-cell table:formula="of:=([.$B17]+[.$C17]*3+[.$D17]*5)/([.$B17]+[.$C17]+[.$D17])" office:value-type="string" office:string-value="#DIV/0!" calcext:value-type="error">
            <text:p>#DIV/0!</text:p>
          </table:table-cell>
          <table:table-cell table:formula="of:=([.$B17]+[.$C17]*3+[.$D17]*5)" office:value-type="float" office:value="0" calcext:value-type="float">
            <text:p>0.0</text:p>
          </table:table-cell>
          <table:table-cell table:style-name="ce10" table:formula="of:=([.$B17]+[.$C17]*5+[.$D17]*11)" office:value-type="float" office:value="0" calcext:value-type="float">
            <text:p>0.0</text:p>
          </table:table-cell>
          <table:table-cell table:style-name="ce13" table:formula="of:=([.$B17]+[.$C17]*5+[.$D17]*11)/[.H$5]" office:value-type="percentage" office:value="0" calcext:value-type="percentage">
            <text:p>0%</text:p>
          </table:table-cell>
          <table:table-cell table:style-name="ce13" table:formula="of:=([.$B17]+[.$C17]*5+[.$D17]*11)/SUM([.$B$5:.$D$5])" office:value-type="percentage" office:value="0" calcext:value-type="percentage">
            <text:p>0%</text:p>
          </table:table-cell>
          <table:table-cell table:style-name="ce13" table:formula="of:=([.$B17]+[.$C17]*5+[.$D17]*11)/[.K$5]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18]+[.$C18]*3+[.$D18]*5)/3" office:value-type="float" office:value="0.333333333333333" calcext:value-type="float">
            <text:p>0.3</text:p>
          </table:table-cell>
          <table:table-cell table:formula="of:=([.$B18]+[.$C18]*3+[.$D18]*5)/([.$B18]+[.$C18]+[.$D18])" office:value-type="float" office:value="1" calcext:value-type="float">
            <text:p>1.0</text:p>
          </table:table-cell>
          <table:table-cell table:formula="of:=([.$B18]+[.$C18]*3+[.$D18]*5)" office:value-type="float" office:value="1" calcext:value-type="float">
            <text:p>1.0</text:p>
          </table:table-cell>
          <table:table-cell table:style-name="ce10" table:formula="of:=([.$B18]+[.$C18]*5+[.$D18]*11)" office:value-type="float" office:value="1" calcext:value-type="float">
            <text:p>1.0</text:p>
          </table:table-cell>
          <table:table-cell table:style-name="ce13" table:formula="of:=([.$B18]+[.$C18]*5+[.$D18]*11)/[.H$5]" office:value-type="percentage" office:value="0.00458715596330275" calcext:value-type="percentage">
            <text:p>0%</text:p>
          </table:table-cell>
          <table:table-cell table:style-name="ce13" table:formula="of:=([.$B18]+[.$C18]*5+[.$D18]*11)/SUM([.$B$5:.$D$5])" office:value-type="percentage" office:value="0.0138888888888889" calcext:value-type="percentage">
            <text:p>1%</text:p>
          </table:table-cell>
          <table:table-cell table:style-name="ce13" table:formula="of:=([.$B18]+[.$C18]*5+[.$D18]*11)/[.K$5]" office:value-type="percentage" office:value="0.0192307692307692" calcext:value-type="percentage">
            <text:p>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B19]+[.$C19]*3+[.$D19]*5)/3" office:value-type="float" office:value="1" calcext:value-type="float">
            <text:p>1.0</text:p>
          </table:table-cell>
          <table:table-cell table:formula="of:=([.$B19]+[.$C19]*3+[.$D19]*5)/([.$B19]+[.$C19]+[.$D19])" office:value-type="float" office:value="3" calcext:value-type="float">
            <text:p>3.0</text:p>
          </table:table-cell>
          <table:table-cell table:formula="of:=([.$B19]+[.$C19]*3+[.$D19]*5)" office:value-type="float" office:value="3" calcext:value-type="float">
            <text:p>3.0</text:p>
          </table:table-cell>
          <table:table-cell table:style-name="ce10" table:formula="of:=([.$B19]+[.$C19]*5+[.$D19]*11)" office:value-type="float" office:value="5" calcext:value-type="float">
            <text:p>5.0</text:p>
          </table:table-cell>
          <table:table-cell table:style-name="ce13" table:formula="of:=([.$B19]+[.$C19]*5+[.$D19]*11)/[.H$5]" office:value-type="percentage" office:value="0.0229357798165138" calcext:value-type="percentage">
            <text:p>2%</text:p>
          </table:table-cell>
          <table:table-cell table:style-name="ce13" table:formula="of:=([.$B19]+[.$C19]*5+[.$D19]*11)/SUM([.$B$5:.$D$5])" office:value-type="percentage" office:value="0.0694444444444444" calcext:value-type="percentage">
            <text:p>7%</text:p>
          </table:table-cell>
          <table:table-cell table:style-name="ce13" table:formula="of:=([.$B19]+[.$C19]*5+[.$D19]*11)/[.K$5]" office:value-type="percentage" office:value="0.0961538461538462" calcext:value-type="percentage">
            <text:p>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B20]+[.$C20]*3+[.$D20]*5)/3" office:value-type="float" office:value="1.66666666666667" calcext:value-type="float">
            <text:p>1.7</text:p>
          </table:table-cell>
          <table:table-cell table:formula="of:=([.$B20]+[.$C20]*3+[.$D20]*5)/([.$B20]+[.$C20]+[.$D20])" office:value-type="float" office:value="5" calcext:value-type="float">
            <text:p>5.0</text:p>
          </table:table-cell>
          <table:table-cell table:formula="of:=([.$B20]+[.$C20]*3+[.$D20]*5)" office:value-type="float" office:value="5" calcext:value-type="float">
            <text:p>5.0</text:p>
          </table:table-cell>
          <table:table-cell table:style-name="ce10" table:formula="of:=([.$B20]+[.$C20]*5+[.$D20]*11)" office:value-type="float" office:value="11" calcext:value-type="float">
            <text:p>11.0</text:p>
          </table:table-cell>
          <table:table-cell table:style-name="ce13" table:formula="of:=([.$B20]+[.$C20]*5+[.$D20]*11)/[.H$5]" office:value-type="percentage" office:value="0.0504587155963303" calcext:value-type="percentage">
            <text:p>5%</text:p>
          </table:table-cell>
          <table:table-cell table:style-name="ce13" table:formula="of:=([.$B20]+[.$C20]*5+[.$D20]*11)/SUM([.$B$5:.$D$5])" office:value-type="percentage" office:value="0.152777777777778" calcext:value-type="percentage">
            <text:p>15%</text:p>
          </table:table-cell>
          <table:table-cell table:style-name="ce13" table:formula="of:=([.$B20]+[.$C20]*5+[.$D20]*11)/[.K$5]" office:value-type="percentage" office:value="0.211538461538462" calcext:value-type="percentage">
            <text:p>21%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6" office:value-type="string" calcext:value-type="string">
            <text:p>Kommentar</text:p>
          </table:table-cell>
          <table:table-cell table:style-name="ce8" table:number-columns-repeated="3"/>
          <table:table-cell table:style-name="ce11" office:value-type="string" calcext:value-type="string">
            <text:p>Divisor 3 bringt nichts</text:p>
          </table:table-cell>
          <table:table-cell table:style-name="ce11" office:value-type="string" calcext:value-type="string">
            <text:p>Anzahl wird nicht berücksichtigt, normiert: [0..5]</text:p>
          </table:table-cell>
          <table:table-cell table:style-name="ce11" office:value-type="string" calcext:value-type="string">
            <text:p>berücksichtigt anzahl, nicht normiert: [0..∞]</text:p>
          </table:table-cell>
          <table:table-cell table:style-name="ce8" office:value-type="string" calcext:value-type="string">
            <text:p>hoch wird stärker berücksichtigt, nicht normiert: [0..∞]</text:p>
          </table:table-cell>
          <table:table-cell table:style-name="ce8" office:value-type="string" calcext:value-type="string">
            <text:p>zeigt verhältnis zu anderen parlamentariern, normiert: [0..1], bleibt ein tiefer wert, 1 wird nie erreicht</text:p>
          </table:table-cell>
          <table:table-cell table:style-name="ce8" office:value-type="string" calcext:value-type="string">
            <text:p>schwierig zu interpretieren</text:p>
          </table:table-cell>
          <table:table-cell table:style-name="ce8" office:value-type="string" calcext:value-type="string">
            <text:p>zeigt wieviel von grösstem interessenvertreter, normiert: [0..1], zusätzlich Angabe</text:p>
          </table:table-cell>
          <table:table-cell table:number-columns-repeated="1013"/>
        </table:table-row>
        <table:table-row table:style-name="ro8">
          <table:table-cell table:style-name="ce6" office:value-type="string" calcext:value-type="string">
            <text:p>Kommentar Schwellwerte</text:p>
          </table:table-cell>
          <table:table-cell table:style-name="ce8" table:number-columns-repeated="3"/>
          <table:table-cell table:style-name="ce11" office:value-type="string" calcext:value-type="string">
            <text:p>Absolute Schwellwerte</text:p>
          </table:table-cell>
          <table:table-cell table:style-name="ce11"/>
          <table:table-cell table:style-name="ce11" office:value-type="string" calcext:value-type="string">
            <text:p>Absolute Schwellwerte, argumentativ begründen</text:p>
          </table:table-cell>
          <table:table-cell table:style-name="ce11" office:value-type="string" calcext:value-type="string">
            <text:p>Absolute Schwellwerte</text:p>
          </table:table-cell>
          <table:table-cell table:number-columns-repeated="2" table:style-name="ce8" office:value-type="string" calcext:value-type="string">
            <text:p>Relativer Schwellwert</text:p>
          </table:table-cell>
          <table:table-cell table:style-name="ce8" office:value-type="string" calcext:value-type="string">
            <text:p>Prozentzahl, schwierig zu begrünen, da relativ zu max, welches sich verschieben kann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ganisation.Lobbyeinflus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obbyeinfluss einer Organisation</text:p>
          </table:table-cell>
          <table:table-cell table:style-name="ce1" table:number-columns-repeated="1023"/>
        </table:table-row>
        <table:table-row table:style-name="ro7">
          <table:table-cell office:value-type="string" calcext:value-type="string">
            <text:p>sehr hoch</text:p>
          </table:table-cell>
          <table:table-cell table:style-name="ce14" office:value-type="string" calcext:value-type="string">
            <text:p>≥ 2 interessenbindung.hoch oder (≥ 1 interessenbindung.hoch und ≥ 1 zutrittsberechtigung.hoch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och</text:p>
          </table:table-cell>
          <table:table-cell office:value-type="string" calcext:value-type="string">
            <text:p>≥ 1 interessenbindung.hoch oder (≥ 1 interessenbindung.mittel und ≥ 1 zutrittsberechtigung.mittel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ttel</text:p>
          </table:table-cell>
          <table:table-cell office:value-type="string" calcext:value-type="string">
            <text:p>≥ 1 interessenbindung.mittel oder (≥ 1 zutrittsberechtigung.hoch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ring</text:p>
          </table:table-cell>
          <table:table-cell office:value-type="string" calcext:value-type="string">
            <text:p>≥ 1 interessenbindung.gering oder (≥ 1 zutrittsberechtigung.gering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men</text:p>
          </table:table-cell>
          <table:table-cell office:value-type="string" calcext:value-type="string">
            <text:p>Lobbyeinfluss</text:p>
          </table:table-cell>
          <table:table-cell office:value-type="string" calcext:value-type="string">
            <text:p>Lobbygewicht</text:p>
          </table:table-cell>
          <table:table-cell office:value-type="string" calcext:value-type="string">
            <text:p>Lobbymach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08-08T08:30:54.851405926</meta:creation-date>
    <dc:date>2014-08-11T11:51:38.395195272</dc:date>
    <dc:creator>Roland Kurmann</dc:creator>
    <meta:editing-duration>P3DT3H12M32S</meta:editing-duration>
    <meta:editing-cycles>24</meta:editing-cycles>
    <meta:generator>LibreOffice/4.1.6.2$Linux_X86_64 LibreOffice_project/410m0$Build-2</meta:generator>
    <meta:document-statistic meta:table-count="5" meta:cell-count="413" meta:object-count="0"/>
  </office:meta>
</office:document-meta>
</file>